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#ffd7d7"/>
    </style:style>
    <style:style style:name="ce3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GND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Vdd</text:p>
          </table:table-cell>
          <table:table-cell table:style-name="ce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E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nsor_vp</text:p>
          </table:table-cell>
          <table:table-cell office:value-type="string" calcext:value-type="string">
            <text:p>dcdc_f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nsor_v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o34</text:p>
          </table:table-cell>
          <table:table-cell office:value-type="string" calcext:value-type="string">
            <text:p>sd_de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o35</text:p>
          </table:table-cell>
          <table:table-cell office:value-type="string" calcext:value-type="string">
            <text:p>i2s_adc_ou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o32</text:p>
          </table:table-cell>
          <table:table-cell office:value-type="string" calcext:value-type="string">
            <text:p>i2s_bcl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o33</text:p>
          </table:table-cell>
          <table:table-cell office:value-type="string" calcext:value-type="string">
            <text:p>i2s_lrcl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o25</text:p>
          </table:table-cell>
          <table:table-cell office:value-type="string" calcext:value-type="string">
            <text:p>i2s_dac_i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o26</text:p>
          </table:table-cell>
          <table:table-cell office:value-type="string" calcext:value-type="string">
            <text:p>i2c_sd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o27</text:p>
          </table:table-cell>
          <table:table-cell office:value-type="string" calcext:value-type="string">
            <text:p>i2c_s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o14</text:p>
          </table:table-cell>
          <table:table-cell office:value-type="string" calcext:value-type="string">
            <text:p>sd_cl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o12</text:p>
          </table:table-cell>
          <table:table-cell office:value-type="string" calcext:value-type="string">
            <text:p>sd_d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GND</text:p>
          </table:table-cell>
          <table:table-cell table:style-name="ce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o13</text:p>
          </table:table-cell>
          <table:table-cell office:value-type="string" calcext:value-type="string">
            <text:p>sd_d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reserved</text:p>
          </table:table-cell>
          <table:table-cell table:style-name="ce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reserved</text:p>
          </table:table-cell>
          <table:table-cell table:style-name="ce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reserved</text:p>
          </table:table-cell>
          <table:table-cell table:style-name="ce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reserved</text:p>
          </table:table-cell>
          <table:table-cell table:style-name="ce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reserved</text:p>
          </table:table-cell>
          <table:table-cell table:style-name="ce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reserved</text:p>
          </table:table-cell>
          <table:table-cell table:style-name="ce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o15</text:p>
          </table:table-cell>
          <table:table-cell office:value-type="string" calcext:value-type="string">
            <text:p>sd_cm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o2</text:p>
          </table:table-cell>
          <table:table-cell office:value-type="string" calcext:value-type="string">
            <text:p>sd_d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o0</text:p>
          </table:table-cell>
          <table:table-cell office:value-type="string" calcext:value-type="string">
            <text:p>i2s_mclk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o4</text:p>
          </table:table-cell>
          <table:table-cell office:value-type="string" calcext:value-type="string">
            <text:p>sd_d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reserved</text:p>
          </table:table-cell>
          <table:table-cell table:style-name="ce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reserved</text:p>
          </table:table-cell>
          <table:table-cell table:style-name="ce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o5</text:p>
          </table:table-cell>
          <table:table-cell office:value-type="string" calcext:value-type="string">
            <text:p>dcdc_drv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o18</text:p>
          </table:table-cell>
          <table:table-cell office:value-type="string" calcext:value-type="string">
            <text:p>line_phase_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o19</text:p>
          </table:table-cell>
          <table:table-cell office:value-type="string" calcext:value-type="string">
            <text:p>line_phase_B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reserved</text:p>
          </table:table-cell>
          <table:table-cell table:style-name="ce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o2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o3</text:p>
          </table:table-cell>
          <table:table-cell office:value-type="string" calcext:value-type="string">
            <text:p>RX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o1</text:p>
          </table:table-cell>
          <table:table-cell office:value-type="string" calcext:value-type="string">
            <text:p>TX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o22</text:p>
          </table:table-cell>
          <table:table-cell office:value-type="string" calcext:value-type="string">
            <text:p>dial_det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o23</text:p>
          </table:table-cell>
          <table:table-cell office:value-type="string" calcext:value-type="string">
            <text:p>hook_de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GND</text:p>
          </table:table-cell>
          <table:table-cell table:style-name="ce1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GND</text:p>
          </table:table-cell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0T23:21:41.122801671</meta:creation-date>
    <dc:date>2021-07-10T23:55:09.466993908</dc:date>
    <meta:editing-duration>PT15M35S</meta:editing-duration>
    <meta:editing-cycles>7</meta:editing-cycles>
    <meta:generator>LibreOffice/6.4.7.2$Linux_X86_64 LibreOffice_project/40$Build-2</meta:generator>
    <meta:document-statistic meta:table-count="1" meta:cell-count="101" meta:object-count="0"/>
  </office:meta>
</office:document-meta>
</file>